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graphics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graphics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gMix 1M" svg:font-family="'MigMix 1M'" style:font-family-generic="modern" style:font-pitch="fixed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>
      <style:table-properties style:width="17cm" fo:break-before="page" table:align="margins"/>
    </style:style>
    <style:style style:name="表1.A" style:family="table-column">
      <style:table-column-properties style:column-width="3.81cm" style:rel-column-width="2160*"/>
    </style:style>
    <style:style style:name="表1.B" style:family="table-column">
      <style:table-column-properties style:column-width="6.297cm" style:rel-column-width="3570*"/>
    </style:style>
    <style:style style:name="表1.C" style:family="table-column">
      <style:table-column-properties style:column-width="6.893cm" style:rel-column-width="3908*"/>
    </style:style>
    <style:style style:name="表1.A1" style:family="table-cell">
      <style:table-cell-properties fo:padding="0.097cm" fo:border-left="0.75pt solid #000000" fo:border-right="none" fo:border-top="0.75pt solid #000000" fo:border-bottom="0.5pt solid #000000"/>
    </style:style>
    <style:style style:name="表1.B1" style:family="table-cell">
      <style:table-cell-properties fo:padding="0.097cm" fo:border-left="0.5pt solid #000000" fo:border-right="none" fo:border-top="0.75pt solid #000000" fo:border-bottom="0.5pt solid #000000"/>
    </style:style>
    <style:style style:name="表1.C1" style:family="table-cell">
      <style:table-cell-properties fo:padding="0.097cm" fo:border-left="0.5pt solid #000000" fo:border-right="0.75pt solid #000000" fo:border-top="0.75pt solid #000000" fo:border-bottom="0.5pt solid #000000"/>
    </style:style>
    <style:style style:name="表1.A2" style:family="table-cell">
      <style:table-cell-properties fo:padding="0.097cm" fo:border-left="0.75pt solid #000000" fo:border-right="none" fo:border-top="none" fo:border-bottom="0.5pt solid #000000"/>
    </style:style>
    <style:style style:name="表1.B2" style:family="table-cell">
      <style:table-cell-properties fo:padding="0.097cm" fo:border-left="0.5pt solid #000000" fo:border-right="none" fo:border-top="none" fo:border-bottom="0.5pt solid #000000"/>
    </style:style>
    <style:style style:name="表1.C2" style:family="table-cell">
      <style:table-cell-properties fo:padding="0.097cm" fo:border-left="0.5pt solid #000000" fo:border-right="0.75pt solid #000000" fo:border-top="none" fo:border-bottom="0.5pt solid #000000"/>
    </style:style>
    <style:style style:name="表1.A4" style:family="table-cell">
      <style:table-cell-properties fo:padding="0.097cm" fo:border-left="0.75pt solid #000000" fo:border-right="none" fo:border-top="none" fo:border-bottom="0.75pt solid #000000"/>
    </style:style>
    <style:style style:name="表1.B4" style:family="table-cell">
      <style:table-cell-properties fo:padding="0.097cm" fo:border-left="0.5pt solid #000000" fo:border-right="none" fo:border-top="none" fo:border-bottom="0.75pt solid #000000"/>
    </style:style>
    <style:style style:name="表1.C4" style:family="table-cell">
      <style:table-cell-properties fo:padding="0.097cm" fo:border-left="0.5pt solid #000000" fo:border-right="0.75pt solid #000000" fo:border-top="none" fo:border-bottom="0.7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MigMix 1M" style:font-name-asian="MigMix 1M"/>
    </style:style>
    <style:style style:name="P2" style:family="paragraph" style:parent-style-name="Table_20_Contents">
      <style:text-properties officeooo:paragraph-rsid="0010da59"/>
    </style:style>
    <style:style style:name="P3" style:family="paragraph" style:parent-style-name="Text_20_body" style:list-style-name="L1">
      <style:text-properties officeooo:paragraph-rsid="000f7705"/>
    </style:style>
    <style:style style:name="P4" style:family="paragraph" style:parent-style-name="Text_20_body" style:list-style-name="L1">
      <style:text-properties officeooo:paragraph-rsid="0010da59"/>
    </style:style>
    <style:style style:name="T1" style:family="text">
      <style:text-properties officeooo:rsid="000f7705"/>
    </style:style>
    <style:style style:name="T2" style:family="text">
      <style:text-properties officeooo:rsid="0010da59"/>
    </style:style>
    <style:style style:name="fr1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loext:num-list-format="%1%" style:num-format="①, ②, ③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" style:num-format="①, ②, ③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" style:num-format="①, ②, ③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" style:num-format="①, ②, ③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①, ②, ③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①, ②, ③, ...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①, ②, ③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①, ②, ③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①, ②, ③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①, ②, ③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①, ②, ③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通知Nodeのマージ</text:p>
      <text:h text:style-name="Heading_20_1" text:outline-level="1">概要</text:h>
      <text:p text:style-name="Text_20_body">パースされた通知Nodeを告示のNodeツリーにマージする。</text:p>
      <text:p text:style-name="Text_20_body">マージする通知Nodeは以下の通り。</text:p>
      <text:p text:style-name="Text_20_body">章、部、節、款、通則、区分番号</text:p>
      <text:p text:style-name="Text_20_body">対象Nodeの識別は<text:span text:style-name="T1">node.token.type.nameで行う。こうすることでパーサのクラスに関係なくマージすることができる。（TokenType.nameには適切な名称を付与することが必要である）</text:span></text:p>
      <text:h text:style-name="Heading_20_1" text:outline-level="1">マージ形態</text:h>
      <text:p text:style-name="Text_20_body">マージ形態には以下の２種類がある。</text:p>
      <text:list text:style-name="L1">
        <text:list-item>
          <text:p text:style-name="P3">対応する告示Nodeの<text:span text:style-name="T1">tutiフィールドにセットする。（参照）</text:span></text:p>
        </text:list-item>
        <text:list-item>
          <text:p text:style-name="P4"><draw:frame draw:style-name="fr1" draw:name="オブジェクト1" text:anchor-type="char" svg:x="-1.96cm" svg:y="-0.06cm" svg:width="14.113cm" svg:height="2.542cm" draw:z-index="0"><draw:object xlink:href="./Object 1" xlink:type="simple" xlink:show="embed" xlink:actuate="onLoad"/><draw:image xlink:href="./ObjectReplacements/Object 1" xlink:type="simple" xlink:show="embed" xlink:actuate="onLoad"/></draw:frame>親に相当する告示Nodeのchildrenに追加する。<draw:frame draw:style-name="fr1" draw:name="オブジェクト2" text:anchor-type="char" svg:x="-1.924cm" svg:y="3.184cm" svg:width="14.113cm" svg:height="4.376cm" draw:z-index="1"><draw:object xlink:href="./Object 2" xlink:type="simple" xlink:show="embed" xlink:actuate="onLoad"/><draw:image xlink:href="./ObjectReplacements/Object 2" xlink:type="simple" xlink:show="embed" xlink:actuate="onLoad"/><svg:desc>OLE object</svg:desc></draw:frame>（追加）<text:line-break/>告示Nodeツリー内に通知Nodeが混入する点に注意する。</text:p>
        </text:list-item>
      </text:list>
      <text:h text:style-name="Heading_20_1" text:outline-level="1">処理方法</text:h>
      <text:p text:style-name="Text_20_body">通知Nodeの種類ごとに以下のように処理する。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">Nodeの種類</text:p>
          </table:table-cell>
          <table:table-cell table:style-name="表1.B1" office:value-type="string">
            <text:p text:style-name="P1">対応する告示Nodeがあるとき</text:p>
          </table:table-cell>
          <table:table-cell table:style-name="表1.C1" office:value-type="string">
            <text:p text:style-name="P1">対応する告示Nodeがないとき</text:p>
          </table:table-cell>
        </table:table-row>
        <table:table-row>
          <table:table-cell table:style-name="表1.A2" office:value-type="string">
            <text:p text:style-name="Table_20_Contents">章、部、節、款</text:p>
          </table:table-cell>
          <table:table-cell table:style-name="表1.B2" office:value-type="string">
            <text:p text:style-name="Table_20_Contents">何もしない</text:p>
          </table:table-cell>
          <table:table-cell table:style-name="表1.C2" office:value-type="string">
            <text:p text:style-name="Table_20_Contents">追加</text:p>
          </table:table-cell>
        </table:table-row>
        <table:table-row>
          <table:table-cell table:style-name="表1.A2" office:value-type="string">
            <text:p text:style-name="Table_20_Contents">通則</text:p>
          </table:table-cell>
          <table:table-cell table:style-name="表1.B2" office:value-type="string">
            <text:p text:style-name="Table_20_Contents">参照</text:p>
          </table:table-cell>
          <table:table-cell table:style-name="表1.C2" office:value-type="string">
            <text:p text:style-name="Table_20_Contents">追加</text:p>
          </table:table-cell>
        </table:table-row>
        <table:table-row>
          <table:table-cell table:style-name="表1.A4" office:value-type="string">
            <text:p text:style-name="Table_20_Contents">区分番号</text:p>
          </table:table-cell>
          <table:table-cell table:style-name="表1.B4" office:value-type="string">
            <text:p text:style-name="Table_20_Contents">参照</text:p>
          </table:table-cell>
          <table:table-cell table:style-name="表1.C4" office:value-type="string">
            <text:p text:style-name="Table_20_Contents">エラー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gMix 1M" svg:font-family="'MigMix 1M'" style:font-family-generic="modern" style:font-pitch="fixed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0T08:54:38.391000000</meta:creation-date>
    <dc:date>2023-06-10T09:27:02.802000000</dc:date>
    <meta:editing-duration>PT32M26S</meta:editing-duration>
    <meta:editing-cycles>2</meta:editing-cycles>
    <meta:generator>LibreOffice/7.5.1.2$Windows_X86_64 LibreOffice_project/fcbaee479e84c6cd81291587d2ee68cba099e129</meta:generator>
    <meta:document-statistic meta:table-count="1" meta:image-count="0" meta:object-count="2" meta:page-count="2" meta:paragraph-count="24" meta:word-count="303" meta:character-count="385" meta:non-whitespace-character-count="38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loext:fill-use-slide-background="false" draw:opacity="100%" draw:opacity-name="" draw:textarea-horizontal-align="justify" draw:textarea-vertical-align="middle" draw:auto-grow-height="false" fo:min-height="1.25cm" fo:min-width="3cm"/>
      <style:paragraph-properties style:writing-mode="lr-tb"/>
    </style:style>
    <style:style style:name="gr2" style:family="graphic" style:parent-style-name="objectwithoutfill">
      <style:graphic-properties draw:marker-end="線の終点_20_1" draw:marker-end-width="0.3cm" draw:fill="none" draw:textarea-vertical-align="botto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" draw:id="id1" draw:layer="layout" svg:width="3.5cm" svg:height="1.5cm" svg:x="2cm" svg:y="2cm">
          <text:p text:style-name="P1">告示:Node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5cm" svg:height="1.5cm" svg:x="8.5cm" svg:y="2cm">
          <text:p text:style-name="P1">通知:Node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5.5cm" svg:y1="2.75cm" svg:x2="8.5cm" svg:y2="2.75cm" draw:start-shape="id1" draw:start-glue-point="1" draw:end-shape="id2" draw:end-glue-point="3" svg:d="M5500 2750h3000" svg:viewBox="0 0 3001 1">
          <text:p text:style-name="P1">tuti</text:p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loext:fill-use-slide-background="false" draw:opacity="100%" draw:textarea-horizontal-align="justify" draw:textarea-vertical-align="middle" draw:auto-grow-height="false" fo:min-height="1.25cm" fo:min-width="3cm" style:writing-mode="lr-tb"/>
      <style:paragraph-properties style:writing-mode="lr-tb"/>
    </style:style>
    <style:style style:name="gr2" style:family="graphic" style:parent-style-name="objectwithoutfill">
      <style:graphic-properties draw:marker-end="線の終点_20_2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" draw:id="id1" draw:layer="layout" svg:width="3.5cm" svg:height="1.5cm" svg:x="2cm" svg:y="2cm">
          <text:p text:style-name="P1">告示:Node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5cm" svg:height="1.5cm" svg:x="8.5cm" svg:y="4.25cm">
          <text:p text:style-name="P1">通知:Node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3.75cm" svg:y1="3.5cm" svg:x2="8.5cm" svg:y2="5cm" draw:start-shape="id1" draw:start-glue-point="2" draw:end-shape="id2" draw:end-glue-point="3" svg:d="M3750 3500v1500h4750" svg:viewBox="0 0 4751 1501">
          <text:p text:style-name="P1">children</text:p>
        </draw:connector>
      </draw:page>
    </office:drawing>
  </office:body>
</office:document-content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marker draw:name="線の終点_20_2" draw:display-name="線の終点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